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TypeImpl.ge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setDueBy( org . apache . xmlbeans . XmlDateTime dueB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getDueB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setId( org . apache . xmlbeans . samples . validation . todolist . IdType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setDueBy( java . util . Calendar dueB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isSetDue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is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ItemType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TypeImpl.xsetAction( org . apache . xmlbeans . samples . validation . todolist . ActionType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unsetDue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uns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isS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xsetDescription( org . apache . xmlbeans . Xml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TypeImpl.u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TypeImpl.setDescription( java . lang .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getDue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TypeImpl.get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setName( java . lang .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setName( org . apache . xmlbeans . Xml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TypeImpl.setAction( org . apache . xmlbeans . samples . validation . todolist . ActionType . Enum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setId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TypeImpl.x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TypeImpl.x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